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5" calcext:value-type="date">
            <text:p>01/05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table:style-name="Default" office:value-type="float" office:value="161.8" calcext:value-type="float">
            <text:p>161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62.2" calcext:value-type="float">
            <text:p>162.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62" calcext:value-type="float">
            <text:p>162.0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64" calcext:value-type="float">
            <text:p>164.0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2" calcext:value-type="date">
            <text:p>01/12/19</text:p>
          </table:table-cell>
          <table:table-cell office:value-type="float" office:value="162.6" calcext:value-type="float">
            <text:p>162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float" office:value="162.4" calcext:value-type="float">
            <text:p>162.4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66.2" calcext:value-type="float">
            <text:p>166.2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63.4" calcext:value-type="float">
            <text:p>163.4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64.2" calcext:value-type="float">
            <text:p>164.2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65" calcext:value-type="float">
            <text:p>165.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66" calcext:value-type="float">
            <text:p>166.0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9" calcext:value-type="date">
            <text:p>01/19/19</text:p>
          </table:table-cell>
          <table:table-cell office:value-type="float" office:value="164.6" calcext:value-type="float">
            <text:p>164.6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0" calcext:value-type="date">
            <text:p>01/20/19</text:p>
          </table:table-cell>
          <table:table-cell office:value-type="float" office:value="165.2" calcext:value-type="float">
            <text:p>165.2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1" calcext:value-type="date">
            <text:p>01/21/19</text:p>
          </table:table-cell>
          <table:table-cell office:value-type="float" office:value="169" calcext:value-type="float">
            <text:p>169.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3" calcext:value-type="date">
            <text:p>01/23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4" calcext:value-type="date">
            <text:p>01/24/19</text:p>
          </table:table-cell>
          <table:table-cell office:value-type="float" office:value="166.4" calcext:value-type="float">
            <text:p>166.4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166.6" calcext:value-type="float">
            <text:p>166.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6" calcext:value-type="date">
            <text:p>01/26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7" calcext:value-type="date">
            <text:p>01/27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168.4" calcext:value-type="float">
            <text:p>168.4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168" calcext:value-type="float">
            <text:p>168.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30" calcext:value-type="date">
            <text:p>01/30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float" office:value="168.8" calcext:value-type="float">
            <text:p>168.8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169.6" calcext:value-type="float">
            <text:p>169.6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float" office:value="168" calcext:value-type="float">
            <text:p>168.00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2-03" calcext:value-type="date">
            <text:p>02/03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1:19:40.499169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11:21:41.550376570</dc:date>
    <meta:editing-duration>PT8H42M44S</meta:editing-duration>
    <meta:editing-cycles>30</meta:editing-cycles>
    <meta:generator>LibreOffice/6.0.7.3$Linux_X86_64 LibreOffice_project/00m0$Build-3</meta:generator>
    <meta:document-statistic meta:table-count="1" meta:cell-count="654" meta:object-count="0"/>
  </office:meta>
</office:document-meta>
</file>